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Heading_20_1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/>
    <style:style style:name="T4_4" style:family="text"/>
    <style:style style:name="T4_5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/>
    <style:style style:name="T17_4" style:family="text" style:parent-style-name="Standard"/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co84s593l5pr"/><text:bookmark-end text:name="h.co84s593l5pr"/><text:span text:style-name="T1_1">Lista</text:span><text:span text:style-name="T1_2"><text:s/></text:span><text:span text:style-name="T1_3">de</text:span><text:span text:style-name="T1_4"><text:s/></text:span><text:span text:style-name="T1_5">clases</text:span><text:span text:style-name="T1_6"><text:s/></text:span><text:span text:style-name="T1_7">de</text:span><text:span text:style-name="T1_8"><text:s/></text:span><text:span text:style-name="T1_9">dominio</text:span></text:p>
      <text:h text:style-name="P2" text:outline-level="10"><text:bookmark-start text:name="h.c2exwmx5itkb"/><text:bookmark-end text:name="h.c2exwmx5itkb"/><text:span text:style-name="T2_1">Domain</text:span><text:span text:style-name="T2_2"><text:s/></text:span><text:span text:style-name="T2_3">model</text:span></text:h>
      <text:p text:style-name="P3"/>
      <text:p text:style-name="P4"><text:span text:style-name="T4_1">Joc</text:span><text:span text:style-name="T4_2">2048<text:s/></text:span><text:span text:style-name="T4_3">&lt;&lt;</text:span><text:span text:style-name="T4_4">Singleton</text:span><text:span text:style-name="T4_5">&gt;&gt;</text:span></text:p>
      <text:p text:style-name="P5"><text:span text:style-name="T5_1">-</text:span><text:span text:style-name="T5_2">idPartida</text:span><text:span text:style-name="T5_3">:</text:span><text:span text:style-name="T5_4">Integer</text:span></text:p>
      <text:p text:style-name="P6"><text:span text:style-name="T6_1">+</text:span><text:span text:style-name="T6_2">getIdPartida</text:span><text:span text:style-name="T6_3">():</text:span><text:span text:style-name="T6_4">Integer</text:span></text:p>
      <text:p text:style-name="P7"><text:span text:style-name="T7_1">+</text:span><text:span text:style-name="T7_2">actualitzaIdPartida</text:span><text:span text:style-name="T7_3">():()</text:span></text:p>
      <text:p text:style-name="P8"><text:span text:style-name="T8_1">+</text:span><text:span text:style-name="T8_2">assignaOrdenacioPuntuacio</text:span><text:span text:style-name="T8_3">():()</text:span></text:p>
      <text:p text:style-name="P9"/>
      <text:p text:style-name="P10"><text:span text:style-name="T10_1">UsuariRegistrat</text:span></text:p>
      <text:p text:style-name="P11"><text:span text:style-name="T11_1">-</text:span><text:span text:style-name="T11_2">nom</text:span><text:span text:style-name="T11_3">:</text:span><text:span text:style-name="T11_4">String</text:span></text:p>
      <text:p text:style-name="P12"><text:span text:style-name="T12_1">-</text:span><text:span text:style-name="T12_2">cognom</text:span><text:span text:style-name="T12_3">:</text:span><text:span text:style-name="T12_4">String</text:span></text:p>
      <text:p text:style-name="P13"><text:span text:style-name="T13_1">-</text:span><text:span text:style-name="T13_2">username</text:span><text:span text:style-name="T13_3">:</text:span><text:span text:style-name="T13_4">String</text:span></text:p>
      <text:p text:style-name="P14"><text:span text:style-name="T14_1">-</text:span><text:span text:style-name="T14_2">pwd</text:span><text:span text:style-name="T14_3">:</text:span><text:span text:style-name="T14_4">String</text:span></text:p>
      <text:p text:style-name="P15"><text:span text:style-name="T15_1">+</text:span><text:span text:style-name="T15_2">getPassword</text:span><text:span text:style-name="T15_3">():</text:span><text:span text:style-name="T15_4">String</text:span></text:p>
      <text:p text:style-name="P16"/>
      <text:p text:style-name="P17"><text:span text:style-name="T17_1">Jugador</text:span><text:span text:style-name="T17_2"><text:s/></text:span><text:span text:style-name="T17_3">:<text:s/></text:span><text:span text:style-name="T17_4"><office:annotation><dc:creator/><text:p text:style-name="P18"><text:span text:style-name="T18_1">Navegabilidad</text:span></text:p></office:annotation></text:span><text:span text:style-name="T18_2">UsuariRegistrat</text:span></text:p>
      <text:p text:style-name="P19"><text:span text:style-name="T19_1">-</text:span><text:span text:style-name="T19_2">email</text:span><text:span text:style-name="T19_3">:</text:span><text:span text:style-name="T19_4">String</text:span></text:p>
      <text:p text:style-name="P20"><text:span text:style-name="T20_1">-</text:span><text:span text:style-name="T20_2">millorPuntuacio</text:span><text:span text:style-name="T20_3">:</text:span><text:span text:style-name="T20_4">Integer</text:span></text:p>
      <text:p text:style-name="P21"><text:span text:style-name="T21_1">-</text:span><text:span text:style-name="T21_2">partides</text:span><text:span text:style-name="T21_3">:</text:span><text:span text:style-name="T21_4">Set</text:span><text:span text:style-name="T21_5">(</text:span><text:span text:style-name="T21_6">Partida</text:span><text:span text:style-name="T21_7">)</text:span></text:p>
      <text:p text:style-name="P22"><text:span text:style-name="T22_1">+</text:span><text:span text:style-name="T22_2">addPartida</text:span><text:span text:style-name="T22_3">(</text:span><text:span text:style-name="T22_4">p</text:span><text:span text:style-name="T22_5">:</text:span><text:span text:style-name="T22_6">Partida</text:span><text:span text:style-name="T22_7">):()</text:span></text:p>
      <text:p text:style-name="P23"><text:span text:style-name="T23_1">+</text:span><text:span text:style-name="T23_2">getMillorPuntuacio</text:span><text:span text:style-name="T23_3">():</text:span><text:span text:style-name="T23_4">Integer</text:span></text:p>
      <text:p text:style-name="P24"/>
      <text:p text:style-name="P25"><text:span text:style-name="T25_1">Partida</text:span></text:p>
      <text:p text:style-name="P26"><text:span text:style-name="T26_1">-</text:span><text:span text:style-name="T26_2">idPartida</text:span><text:span text:style-name="T26_3">:</text:span><text:span text:style-name="T26_4">Integer</text:span></text:p>
      <text:p text:style-name="P27"><text:span text:style-name="T27_1">-</text:span><text:span text:style-name="T27_2">estaAcabada</text:span><text:span text:style-name="T27_3">:</text:span><text:span text:style-name="T27_4">Boolean</text:span></text:p>
      <text:p text:style-name="P28"><text:span text:style-name="T28_1">-</text:span><text:span text:style-name="T28_2">estaGuanyada</text:span><text:span text:style-name="T28_3">:</text:span><text:span text:style-name="T28_4">Boolean</text:span></text:p>
      <text:p text:style-name="P29"><text:span text:style-name="T29_1">-</text:span><text:span text:style-name="T29_2">puntuacio</text:span><text:span text:style-name="T29_3">:</text:span><text:span text:style-name="T29_4">Integer</text:span></text:p>
      <text:p text:style-name="P30"><text:span text:style-name="T30_1">-</text:span><text:span text:style-name="T30_2">Caselles</text:span><text:span text:style-name="T30_3">:</text:span><text:span text:style-name="T30_4">Set</text:span><text:span text:style-name="T30_5">(</text:span><text:span text:style-name="T30_6">Casella</text:span><text:span text:style-name="T30_7">)</text:span></text:p>
      <text:p text:style-name="P31"><text:span text:style-name="T31_1">-</text:span><text:span text:style-name="T31_2">creaCaselles</text:span><text:span text:style-name="T31_3">():()</text:span></text:p>
      <text:p text:style-name="P32"><text:span text:style-name="T32_1">+</text:span><text:span text:style-name="T32_2">getInfo</text:span><text:span text:style-name="T32_3">():</text:span><text:span text:style-name="T32_4">TupleType</text:span><text:span text:style-name="T32_5">(</text:span><text:span text:style-name="T32_6">puntuacio</text:span><text:span text:style-name="T32_7">:</text:span><text:span text:style-name="T32_8">Integer</text:span><text:span text:style-name="T32_9">,<text:s/></text:span><text:span text:style-name="T32_10">infoC</text:span><text:span text:style-name="T32_11">:</text:span><text:span text:style-name="T32_12">Set</text:span><text:span text:style-name="T32_13">(</text:span><text:span text:style-name="T32_14">TupleType</text:span><text:span text:style-name="T32_15">(</text:span><text:span text:style-name="T32_16">fila</text:span><text:span text:style-name="T32_17">:</text:span><text:span text:style-name="T32_18">Integer</text:span><text:span text:style-name="T32_19">,<text:s/></text:span><text:span text:style-name="T32_20">columna</text:span><text:span text:style-name="T32_21">:</text:span><text:span text:style-name="T32_22">Integer</text:span><text:span text:style-name="T32_23">,<text:s/></text:span><text:span text:style-name="T32_24">numero</text:span><text:span text:style-name="T32_25">:</text:span><text:span text:style-name="T32_26">Integer</text:span><text:span text:style-name="T32_27">)))</text:span></text:p>
      <text:p text:style-name="P33"><text:span text:style-name="T33_1">+</text:span><text:span text:style-name="T33_2">getPuntuacio</text:span><text:span text:style-name="T33_3">():</text:span><text:span text:style-name="T33_4">Integer</text:span></text:p>
      <text:p text:style-name="P34"/>
      <text:p text:style-name="P35"><text:span text:style-name="T35_1">Casella</text:span></text:p>
      <text:p text:style-name="P36"><text:span text:style-name="T36_1">-</text:span><text:span text:style-name="T36_2">numeroFila</text:span><text:span text:style-name="T36_3">:</text:span><text:span text:style-name="T36_4">Integer</text:span></text:p>
      <text:p text:style-name="P37"><text:span text:style-name="T37_1">-</text:span><text:span text:style-name="T37_2">numeroColumna</text:span><text:span text:style-name="T37_3">:</text:span><text:span text:style-name="T37_4">Integer</text:span></text:p>
      <text:p text:style-name="P38"><text:span text:style-name="T38_1">-</text:span><text:span text:style-name="T38_2">numero</text:span><text:span text:style-name="T38_3">:</text:span><text:span text:style-name="T38_4">Integer</text:span><text:span text:style-name="T38_5">[0..1]</text:span></text:p>
      <text:p text:style-name="P39"><text:span text:style-name="T39_1">+</text:span><text:span text:style-name="T39_2">setNumero</text:span><text:span text:style-name="T39_3">(</text:span><text:span text:style-name="T39_4">num</text:span><text:span text:style-name="T39_5">:</text:span><text:span text:style-name="T39_6">Integer</text:span><text:span text:style-name="T39_7">):()</text:span></text:p>
      <text:p text:style-name="P40"><text:span text:style-name="T40_1">+</text:span><text:span text:style-name="T40_2">getNumero</text:span><text:span text:style-name="T40_3">():</text:span><text:span text:style-name="T40_4">Integer</text:span></text:p>
      <text:p text:style-name="P41"><text:span text:style-name="T41_1">+</text:span><text:span text:style-name="T41_2">getInfo</text:span><text:span text:style-name="T41_3">():</text:span><text:span text:style-name="T41_4">TupleType</text:span><text:span text:style-name="T41_5">(</text:span><text:span text:style-name="T41_6">fila</text:span><text:span text:style-name="T41_7">:</text:span><text:span text:style-name="T41_8">Integer</text:span><text:span text:style-name="T41_9">,<text:s/></text:span><text:span text:style-name="T41_10">columna</text:span><text:span text:style-name="T41_11">:</text:span><text:span text:style-name="T41_12">Integer</text:span><text:span text:style-name="T41_13">,<text:s/></text:span><text:span text:style-name="T41_14">numero</text:span><text:span text:style-name="T41_15">:</text:span><text:span text:style-name="T41_16">Integer</text:span><text:span text:style-name="T41_17">)</text:span></text:p>
      <text:p text:style-name="P42"/>
      <text:p text:style-name="P4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